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string">
            <text:p>2022-07-20_11-11-23_000.jpg</text:p>
          </table:table-cell>
          <table:table-cell table:style-name="ce36" office:value-type="string">
            <text:p>:bookmemo / 読んだ本 / 『生きることを考えるための２４問』 / 著者=小浜逸郎 / 途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bookmemo / 読んだ本 / 『生きることを考えるための２４問』 / 著者=小浜逸郎 / 途中">
            <text:p>:bookmemo / 読んだ本 / 『生きることを考えるための２４問』 / 著者=小浜逸郎 / 途中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5" office:value-type="string">
            <text:p>2022-07-20_11-11-34_000.jpg</text:p>
          </table:table-cell>
          <table:table-cell table:style-name="ce27" office:value-type="string">
            <text:p>:bookmemo / 読んだ本 / 『生きることを考えるための２４問』 / 著者=小浜逸郎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bookmemo / 読んだ本 / 『生きることを考えるための２４問』 / 著者=小浜逸郎 / 途中 ここまで">
            <text:p>:bookmemo / 読んだ本 / 『生きることを考えるための２４問』 / 著者=小浜逸郎 / 途中 ここまで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5" office:value-type="string">
            <text:p>2022-07-21_04-10-39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18" office:value-type="string">
            <text:p>2022-07-23_07-56-4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0">
            <text:p>50</text:p>
          </table:table-cell>
          <table:table-cell table:style-name="ce18" office:value-type="string">
            <text:p>2022-07-24_07-22-1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5" office:value-type="string">
            <text:p>2022-07-25_07-44-22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1">
            <text:p>81</text:p>
          </table:table-cell>
          <table:table-cell table:style-name="ce11" office:value-type="string">
            <text:p>2022-07-26_07-35-35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5" office:value-type="string">
            <text:p>2022-07-21_01-28-35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2022-07-20_02-01-31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寝た時刻 / 2022">
            <text:p>:m :PHOTO 寝た時刻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5" office:value-type="string">
            <text:p>2022-07-20_22-31-3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5" office:value-type="string">
            <text:p>2022-07-23_02-27-5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寝た時刻 / 2022">
            <text:p>:m :PHOTO 寝た時刻 / 2022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5" office:value-type="string">
            <text:p>2022-07-24_01-09-0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5" office:value-type="string">
            <text:p>2022-07-25_01-35-33_000.jpg</text:p>
          </table:table-cell>
          <table:table-cell table:style-name="ce27" office:value-type="string">
            <text:p>:m :PHOTO 寝た時刻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寝た時刻 / 2022">
            <text:p>:m :PHOTO 寝た時刻 / 2022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0">
            <text:p>80</text:p>
          </table:table-cell>
          <table:table-cell table:style-name="ce11" office:value-type="string">
            <text:p>2022-07-26_01-41-2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3">
            <text:p>83</text:p>
          </table:table-cell>
          <table:table-cell table:style-name="ce11" office:value-type="string">
            <text:p>2022-07-26_09-41-13_000.jpg</text:p>
          </table:table-cell>
          <table:table-cell table:style-name="ce27" office:value-type="string">
            <text:p>:m RES 1-2*2 / free# JVEMV6 68#_id=7INS / 68. theoretical-physics(tp) / w=~,topics=math:combinations:筋トレの、リストグループたち：２群を合わせると、どんな組合せパターンが現れるか,other=~,s=~,i=~,doc=~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5" office:value-type="string">
            <text:p>2022-07-20_11-59-08_000.jpg</text:p>
          </table:table-cell>
          <table:table-cell table:style-name="ce27" office:value-type="string">
            <text:p>:m RES 1*1 / free# JVEMV6 68#_314:2 / 68. theoretical-physics(tp) / topics=統計力学,w=~,doc=r-7-A7~2.1#1-4,s=~,i=~,other=~ ||| :m RES 1*1 / free# JVEMV6 68#_315:1 / 68. theoretical-physics(tp) / topics=統計力学,w=~,doc=r-7-A7~2.1#1-4.1,s=~,i=~,other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1 / free# JVEMV6 68#_314:2 / 68. theoretical-physics(tp) / topics=統計力学,w=~,doc=r-7-A7~2.1#1-4,s=~,i=~,other=~ ||| :m RES 1*1 / free# JVEMV6 68#_315:1 / 68. theoretical-physics(tp) / topics=統計力学,w=~,doc=r-7-A7~2.1#1-4.1,s=~,i=~,other=~">
            <text:p>:m RES 1*1 / free# JVEMV6 68#_314:2 / 68. theoretical-physics(tp) / topics=統計力学,w=~,doc=r-7-A7~2.1#1-4,s=~,i=~,other=~ ||| :m RES 1*1 / free# JVEMV6 68#_315:1 / 68. theoretical-physics(tp) / topics=統計力学,w=~,doc=r-7-A7~2.1#1-4.1,s=~,i=~,other=~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5" office:value-type="string">
            <text:p>2022-07-23_11-59-21_000.jpg</text:p>
          </table:table-cell>
          <table:table-cell table:style-name="ce27" office:value-type="string">
            <text:p>:m RES 1*1 / free# JVEMV6 68#_316:1 / 68. theoretical-physics(tp) / topics=統計力学,w=~,doc=r-7-A7~2.1#2-2.4;#2-3.1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1*1 / free# JVEMV6 68#_316:1 / 68. theoretical-physics(tp) / topics=統計力学,w=~,doc=r-7-A7~2.1#2-2.4;#2-3.1,s=~,i=~,other=calc+;memo+">
            <text:p>:m RES 1*1 / free# JVEMV6 68#_316:1 / 68. theoretical-physics(tp) / topics=統計力学,w=~,doc=r-7-A7~2.1#2-2.4;#2-3.1,s=~,i=~,other=calc+;memo+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5" office:value-type="string">
            <text:p>2022-07-23_16-33-41_000.jpg</text:p>
          </table:table-cell>
          <table:table-cell table:style-name="ce36" office:value-type="string">
            <text:p>:m RES 1*1 / free# JVEMV6 68#_316:3 / 68. theoretical-physics(tp) / topics=統計力学,w=~,doc=r-7-A7~2.1#2-4,s=~,i=~,other=memo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1*1 / free# JVEMV6 68#_316:3 / 68. theoretical-physics(tp) / topics=統計力学,w=~,doc=r-7-A7~2.1#2-4,s=~,i=~,other=memo+">
            <text:p>:m RES 1*1 / free# JVEMV6 68#_316:3 / 68. theoretical-physics(tp) / topics=統計力学,w=~,doc=r-7-A7~2.1#2-4,s=~,i=~,other=memo+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5" office:value-type="string">
            <text:p>2022-07-23_16-00-30_000.jpg</text:p>
          </table:table-cell>
          <table:table-cell table:style-name="ce36" office:value-type="string">
            <text:p>:m RES 1*2 / free# JVEMV6 68#_316:2 / 68. theoretical-physics(tp) / topics=統計力学,w=~,doc=r-7-A7~2.1#2-2.4;#2-3.2,s=~,i=~,other=calc+;calc+;calc+;calc+</text:p>
          </table:table-cell>
          <table:table-cell table:style-name="ce15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2 / free# JVEMV6 68#_316:2 / 68. theoretical-physics(tp) / topics=統計力学,w=~,doc=r-7-A7~2.1#2-2.4;#2-3.2,s=~,i=~,other=calc+;calc+;calc+;calc+">
            <text:p>:m RES 1*2 / free# JVEMV6 68#_316:2 / 68. theoretical-physics(tp) / topics=統計力学,w=~,doc=r-7-A7~2.1#2-2.4;#2-3.2,s=~,i=~,other=calc+;calc+;calc+;calc+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2">
            <text:p>62</text:p>
          </table:table-cell>
          <table:table-cell table:style-name="ce5" office:value-type="string">
            <text:p>2022-07-25_12-37-06_000.jpg</text:p>
          </table:table-cell>
          <table:table-cell table:style-name="ce27" office:value-type="string">
            <text:p>:m RES 1*2 / free# JVEMV6 68#_318:1 / 68. theoretical-physics(tp) / topics=統計力学：カノニカル分布；次元解析,w=~,doc=r-7-A7~2.1#3-1;#3-1.2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1*2 / free# JVEMV6 68#_318:1 / 68. theoretical-physics(tp) / topics=統計力学：カノニカル分布；次元解析,w=~,doc=r-7-A7~2.1#3-1;#3-1.2,s=~,i=~,other=calc+">
            <text:p>:m RES 1*2 / free# JVEMV6 68#_318:1 / 68. theoretical-physics(tp) / topics=統計力学：カノニカル分布；次元解析,w=~,doc=r-7-A7~2.1#3-1;#3-1.2,s=~,i=~,other=calc+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6">
            <text:p>66</text:p>
          </table:table-cell>
          <table:table-cell table:style-name="ce5" office:value-type="string">
            <text:p>2022-07-25_17-01-09_000.jpg</text:p>
          </table:table-cell>
          <table:table-cell table:style-name="ce27" office:value-type="string">
            <text:p>:m RES 1*2 / free# JVEMV6 68#_318:2 / 68. theoretical-physics(tp) / topics=統計力学：カノニカル分布,w=~,doc=r-7-A7~2.1#3-1.2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2 / free# JVEMV6 68#_318:2 / 68. theoretical-physics(tp) / topics=統計力学：カノニカル分布,w=~,doc=r-7-A7~2.1#3-1.2,s=~,i=~,other=calc+">
            <text:p>:m RES 1*2 / free# JVEMV6 68#_318:2 / 68. theoretical-physics(tp) / topics=統計力学：カノニカル分布,w=~,doc=r-7-A7~2.1#3-1.2,s=~,i=~,other=calc+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5" office:value-type="string">
            <text:p>2022-07-20_16-07-20_000.jpg</text:p>
          </table:table-cell>
          <table:table-cell table:style-name="ce27" office:value-type="string">
            <text:p>:m RES 1*3 / free# JVEMV6 68#_315:2 / 68. theoretical-physics(tp) / topics=統計力学,w=~,doc=r-7-A7~2.1#2.2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1*3 / free# JVEMV6 68#_315:2 / 68. theoretical-physics(tp) / topics=統計力学,w=~,doc=r-7-A7~2.1#2.2,s=~,i=~,other=memo+">
            <text:p>:m RES 1*3 / free# JVEMV6 68#_315:2 / 68. theoretical-physics(tp) / topics=統計力学,w=~,doc=r-7-A7~2.1#2.2,s=~,i=~,other=memo+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4">
            <text:p>54</text:p>
          </table:table-cell>
          <table:table-cell table:style-name="ce5" office:value-type="string">
            <text:p>2022-07-24_16-56-00_000.jpg</text:p>
          </table:table-cell>
          <table:table-cell table:style-name="ce36" office:value-type="string">
            <text:p>:m RES 1*5 / free# JVEMV6 68#_317:1 / 68. theoretical-physics(tp) / topics=統計力学,w=~,doc=r-7-A7~2.1#2-6,s=~,i=~,other=memo+;calc+;calc+:水素１原子のエネルギー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1*5 / free# JVEMV6 68#_317:1 / 68. theoretical-physics(tp) / topics=統計力学,w=~,doc=r-7-A7~2.1#2-6,s=~,i=~,other=memo+;calc+;calc+:水素１原子のエネルギー">
            <text:p>:m RES 1*5 / free# JVEMV6 68#_317:1 / 68. theoretical-physics(tp) / topics=統計力学,w=~,doc=r-7-A7~2.1#2-6,s=~,i=~,other=memo+;calc+;calc+:水素１原子のエネルギー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8" office:value-type="string">
            <text:p>2022-07-24_16-56-28_000.jpg</text:p>
          </table:table-cell>
          <table:table-cell table:style-name="ce27" office:value-type="string">
            <text:p>:m RES 2-3*5 / free# JVEMV6 68#_317:1 / 68. theoretical-physics(tp) / topics=統計力学,w=~,doc=r-7-A7~2.1#2-6.2;#2-7;#2-7.2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RES 2-3*5 / free# JVEMV6 68#_317:1 / 68. theoretical-physics(tp) / topics=統計力学,w=~,doc=r-7-A7~2.1#2-6.2;#2-7;#2-7.2,s=~,i=~,other=calc+">
            <text:p>:m RES 2-3*5 / free# JVEMV6 68#_317:1 / 68. theoretical-physics(tp) / topics=統計力学,w=~,doc=r-7-A7~2.1#2-6.2;#2-7;#2-7.2,s=~,i=~,other=calc+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5" office:value-type="string">
            <text:p>2022-07-23_16-00-44_000.jpg</text:p>
          </table:table-cell>
          <table:table-cell table:style-name="ce36" office:value-type="string">
            <text:p>:m RES 2*2 / free# JVEMV6 68#_316:2 / 68. theoretical-physics(tp) / topics=統計力学,w=~,doc=r-7-A7~2.1#2-2.4;#2-3.2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RES 2*2 / free# JVEMV6 68#_316:2 / 68. theoretical-physics(tp) / topics=統計力学,w=~,doc=r-7-A7~2.1#2-2.4;#2-3.2,s=~,i=~,other=calc+">
            <text:p>:m RES 2*2 / free# JVEMV6 68#_316:2 / 68. theoretical-physics(tp) / topics=統計力学,w=~,doc=r-7-A7~2.1#2-2.4;#2-3.2,s=~,i=~,other=calc+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3">
            <text:p>63</text:p>
          </table:table-cell>
          <table:table-cell table:style-name="ce5" office:value-type="string">
            <text:p>2022-07-25_12-37-17_000.jpg</text:p>
          </table:table-cell>
          <table:table-cell table:style-name="ce36" office:value-type="string">
            <text:p>:m RES 2*2 / free# JVEMV6 68#_318:1 / 68. theoretical-physics(tp) / topics=統計力学：カノニカル分布,w=~,doc=r-7-A7~2.1#3-1.2,s=~,i=~,other=calc+:水素原子１個のエネルギー；conc+;calc+:カロリー、ジュール、換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2*2 / free# JVEMV6 68#_318:1 / 68. theoretical-physics(tp) / topics=統計力学：カノニカル分布,w=~,doc=r-7-A7~2.1#3-1.2,s=~,i=~,other=calc+:水素原子１個のエネルギー；conc+;calc+:カロリー、ジュール、換算">
            <text:p>:m RES 2*2 / free# JVEMV6 68#_318:1 / 68. theoretical-physics(tp) / topics=統計力学：カノニカル分布,w=~,doc=r-7-A7~2.1#3-1.2,s=~,i=~,other=calc+:水素原子１個のエネルギー；conc+;calc+:カロリー、ジュール、換算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7">
            <text:p>67</text:p>
          </table:table-cell>
          <table:table-cell table:style-name="ce5" office:value-type="string">
            <text:p>2022-07-25_17-01-30_000.jpg</text:p>
          </table:table-cell>
          <table:table-cell table:style-name="ce27" office:value-type="string">
            <text:p>:m RES 2*2 / free# JVEMV6 68#_318:2 / 68. theoretical-physics(tp) / topics=統計力学：カノニカル分布,w=分配関数,doc=r-7-A7~2.1#3-1.2;#3-2,s=~,i=~,other=calc+;memo+:graph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2*2 / free# JVEMV6 68#_318:2 / 68. theoretical-physics(tp) / topics=統計力学：カノニカル分布,w=分配関数,doc=r-7-A7~2.1#3-1.2;#3-2,s=~,i=~,other=calc+;memo+:graph">
            <text:p>:m RES 2*2 / free# JVEMV6 68#_318:2 / 68. theoretical-physics(tp) / topics=統計力学：カノニカル分布,w=分配関数,doc=r-7-A7~2.1#3-1.2;#3-2,s=~,i=~,other=calc+;memo+:graph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5" office:value-type="string">
            <text:p>2022-07-20_16-07-35_000.jpg</text:p>
          </table:table-cell>
          <table:table-cell table:style-name="ce29" office:value-type="string">
            <text:p>:m RES 2*3 / free# JVEMV6 68#_315:2 / 68. theoretical-physics(tp) / topics=統計力学,w=~,doc=r-7-A7~2.1#2.2;#2-2.3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2*3 / free# JVEMV6 68#_315:2 / 68. theoretical-physics(tp) / topics=統計力学,w=~,doc=r-7-A7~2.1#2.2;#2-2.3,s=~,i=~,other=calc+">
            <text:p>:m RES 2*3 / free# JVEMV6 68#_315:2 / 68. theoretical-physics(tp) / topics=統計力学,w=~,doc=r-7-A7~2.1#2.2;#2-2.3,s=~,i=~,other=calc+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5" office:value-type="string">
            <text:p>2022-07-20_16-07-50_000.jpg</text:p>
          </table:table-cell>
          <table:table-cell table:style-name="ce27" office:value-type="string">
            <text:p>:m RES 3*3 / free# JVEMV6 68#_315:2 / 68. theoretical-physics(tp) / topics=統計力学,w=~,doc=r-7-A7~2.1#2-2.3;#2-2.4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3*3 / free# JVEMV6 68#_315:2 / 68. theoretical-physics(tp) / topics=統計力学,w=~,doc=r-7-A7~2.1#2-2.3;#2-2.4,s=~,i=~,other=calc+">
            <text:p>:m RES 3*3 / free# JVEMV6 68#_315:2 / 68. theoretical-physics(tp) / topics=統計力学,w=~,doc=r-7-A7~2.1#2-2.3;#2-2.4,s=~,i=~,other=calc+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18" office:value-type="string">
            <text:p>2022-07-24_16-57-15_000.jpg</text:p>
          </table:table-cell>
          <table:table-cell table:style-name="ce27" office:value-type="string">
            <text:p>:m RES 4-5*5 / free# JVEMV6 68#_317:1 / 68. theoretical-physics(tp) / topics=統計力学,w=~,doc=r-7-A7~2.1#2-7.6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4-5*5 / free# JVEMV6 68#_317:1 / 68. theoretical-physics(tp) / topics=統計力学,w=~,doc=r-7-A7~2.1#2-7.6,s=~,i=~,other=calc+">
            <text:p>:m RES 4-5*5 / free# JVEMV6 68#_317:1 / 68. theoretical-physics(tp) / topics=統計力学,w=~,doc=r-7-A7~2.1#2-7.6,s=~,i=~,other=calc+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07-20_12-43-4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食べた物 ">
            <text:p>:m 食べた物 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9" office:value-type="string">
            <text:p>2022-07-20_21-18-0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食べた物 ">
            <text:p>:m 食べた物 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5" office:value-type="string">
            <text:p>2022-07-22_21-15-0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食べた物 ">
            <text:p>:m 食べた物 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5" office:value-type="string">
            <text:p>2022-07-23_13-05-22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食べた物 ">
            <text:p>:m 食べた物 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5" office:value-type="string">
            <text:p>2022-07-23_20-53-5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食べた物 ">
            <text:p>:m 食べた物 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2">
            <text:p>52</text:p>
          </table:table-cell>
          <table:table-cell table:style-name="ce18" office:value-type="string">
            <text:p>2022-07-24_13-07-3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食べた物 ">
            <text:p>:m 食べた物 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5" office:value-type="string">
            <text:p>2022-07-24_21-18-34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食べた物 ">
            <text:p>:m 食べた物 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4">
            <text:p>64</text:p>
          </table:table-cell>
          <table:table-cell table:style-name="ce5" office:value-type="string">
            <text:p>2022-07-25_13-54-1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食べた物 ">
            <text:p>:m 食べた物 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7">
            <text:p>77</text:p>
          </table:table-cell>
          <table:table-cell table:style-name="ce11" office:value-type="string">
            <text:p>2022-07-25_21-21-4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5" office:value-type="string">
            <text:p>2022-07-21_05-46-38_000.jpg</text:p>
          </table:table-cell>
          <table:table-cell table:style-name="ce27" office:value-type="string">
            <text:p>:PHOTO 記録しておきたいもの / @ペガスス：~ / target=出発時間：家を出る / 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PHOTO 記録しておきたいもの / @ペガスス：~ / target=出発時間：家を出る / ~">
            <text:p>:PHOTO 記録しておきたいもの / @ペガスス：~ / target=出発時間：家を出る / ~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5" office:value-type="string">
            <text:p>2022-07-21_17-46-44_000.jpg</text:p>
          </table:table-cell>
          <table:table-cell table:style-name="ce27" office:value-type="string">
            <text:p>:PHOTO 記録しておきたいもの / @ペガスス：川原（かわら） / target=遠景：台所建物 / 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PHOTO 記録しておきたいもの / @ペガスス：川原（かわら） / target=遠景：台所建物 / ~">
            <text:p>:PHOTO 記録しておきたいもの / @ペガスス：川原（かわら） / target=遠景：台所建物 / ~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5" office:value-type="string">
            <text:p>2022-07-21_17-46-48_000.jpg</text:p>
          </table:table-cell>
          <table:table-cell table:style-name="ce27" office:value-type="string">
            <text:p>:PHOTO 記録しておきたいもの / @ペガスス：川原（かわら） / target=遠景：台所建物 / 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PHOTO 記録しておきたいもの / @ペガスス：川原（かわら） / target=遠景：台所建物 / ~">
            <text:p>:PHOTO 記録しておきたいもの / @ペガスス：川原（かわら） / target=遠景：台所建物 / ~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2-07-22_11-23-03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5" office:value-type="string">
            <text:p>2022-07-22_11-23-05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8" office:value-type="string">
            <text:p>2022-07-22_11-23-08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5" office:value-type="string">
            <text:p>2022-07-22_11-23-13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5" office:value-type="string">
            <text:p>2022-07-22_11-23-17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5" office:value-type="string">
            <text:p>2022-07-22_11-23-21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5" office:value-type="string">
            <text:p>2022-07-22_11-23-23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5" office:value-type="string">
            <text:p>2022-07-22_11-23-30_000.jpg</text:p>
          </table:table-cell>
          <table:table-cell table:style-name="ce27" office:value-type="string">
            <text:p>:PHOTO 記録しておきたいもの / @ペガスス：駐車場前の道 / target=鹿：草を食んでいる / 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PHOTO 記録しておきたいもの / @ペガスス：駐車場前の道 / target=鹿：草を食んでいる / ~">
            <text:p>:PHOTO 記録しておきたいもの / @ペガスス：駐車場前の道 / target=鹿：草を食んでいる / ~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5" office:value-type="string">
            <text:p>2022-07-20_07-50-5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5" office:value-type="string">
            <text:p>2022-07-21_04-36-54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5" office:value-type="string">
            <text:p>2022-07-23_08-00-0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1">
            <text:p>51</text:p>
          </table:table-cell>
          <table:table-cell table:style-name="ce18" office:value-type="string">
            <text:p>2022-07-24_07-45-06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1">
            <text:p>61</text:p>
          </table:table-cell>
          <table:table-cell table:style-name="ce5" office:value-type="string">
            <text:p>2022-07-25_07-50-0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2">
            <text:p>82</text:p>
          </table:table-cell>
          <table:table-cell table:style-name="ce11" office:value-type="string">
            <text:p>2022-07-26_07-48-2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5" office:value-type="string">
            <text:p>2022-07-22_18-59-22_000.mp4</text:p>
          </table:table-cell>
          <table:table-cell table:style-name="ce27" office:value-type="string">
            <text:p>:VIDEO / @自室 / 記録 / jap.flute / 演奏、play / R=1 / record,for=~,other=~,memo=?,file-id=2022-07-22_18-59-22_000.mp4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VIDEO / @自室 / 記録 / jap.flute / 演奏、play / R=1 / record,for=~,other=~,memo=?,file-id=2022-07-22_18-59-22_000.mp4,piece-id=~ / follow+">
            <text:p>:VIDEO / @自室 / 記録 / jap.flute / 演奏、play / R=1 / record,for=~,other=~,memo=?,file-id=2022-07-22_18-59-22_000.mp4,piece-id=~ / follow+</text:p>
          </table:table-cell>
          <table:table-cell table:style-name="ce11" table:formula="of:=RIGHT([.B58];[.K58])" office:value-type="string" office:string-value="mp4">
            <text:p>mp4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5">
            <text:p>45</text:p>
          </table:table-cell>
          <table:table-cell table:style-name="ce5" office:value-type="string">
            <text:p>2022-07-23_18-30-12_000.mp4</text:p>
          </table:table-cell>
          <table:table-cell table:style-name="ce36" office:value-type="string">
            <text:p>:VIDEO / @自室 / 記録 / jap.flute / 演奏、play / R=1 / record,for=~,other=~,memo=~,file-id=~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VIDEO / @自室 / 記録 / jap.flute / 演奏、play / R=1 / record,for=~,other=~,memo=~,file-id=~,piece-id=~ / follow+">
            <text:p>:VIDEO / @自室 / 記録 / jap.flute / 演奏、play / R=1 / record,for=~,other=~,memo=~,file-id=~,piece-id=~ / follow+</text:p>
          </table:table-cell>
          <table:table-cell table:style-name="ce11" table:formula="of:=RIGHT([.B59];[.K59])" office:value-type="string" office:string-value="mp4">
            <text:p>mp4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5" office:value-type="string">
            <text:p>2022-07-23_14-29-28_000.mp4</text:p>
          </table:table-cell>
          <table:table-cell table:style-name="ce36" office:value-type="string">
            <text:p>:VIDEO / @自室 / 記録 / jap.flute / 演奏、play / R=1 / record,for=~,other=~,memo=~,file-id=~,piece-id=~ / follow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VIDEO / @自室 / 記録 / jap.flute / 演奏、play / R=1 / record,for=~,other=~,memo=~,file-id=~,piece-id=~ / follow~">
            <text:p>:VIDEO / @自室 / 記録 / jap.flute / 演奏、play / R=1 / record,for=~,other=~,memo=~,file-id=~,piece-id=~ / follow~</text:p>
          </table:table-cell>
          <table:table-cell table:style-name="ce11" table:formula="of:=RIGHT([.B60];[.K60])" office:value-type="string" office:string-value="mp4">
            <text:p>mp4</text:p>
          </table:table-cell>
          <table:table-cell table:style-name="ce53" table:formula="of:=FIND(&quot;.&quot;;[.B60];1)" office:value-type="float" office:value="24">
            <text:p>24</text:p>
          </table:table-cell>
          <table:table-cell table:formula="of:=LEN([.B60])" office:value-type="float" office:value="27">
            <text:p>27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8">
            <text:p>68</text:p>
          </table:table-cell>
          <table:table-cell table:style-name="ce11" office:value-type="string">
            <text:p>2022-07-25_18-12-10_000.mp4</text:p>
          </table:table-cell>
          <table:table-cell table:style-name="ce29" office:value-type="string">
            <text:p>:VIDEO / @自室 / 記録 / jap.flute / 演奏、play / R=1 / record,for=mouth-shape:dai-kan,other=~,memo~,fil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VIDEO / @自室 / 記録 / jap.flute / 演奏、play / R=1 / record,for=mouth-shape:dai-kan,other=~,memo~,file-id=~ / follow~">
            <text:p>:VIDEO / @自室 / 記録 / jap.flute / 演奏、play / R=1 / record,for=mouth-shape:dai-kan,other=~,memo~,file-id=~ / follow~</text:p>
          </table:table-cell>
          <table:table-cell table:style-name="ce11" table:formula="of:=RIGHT([.B61];[.K61])" office:value-type="string" office:string-value="mp4">
            <text:p>mp4</text:p>
          </table:table-cell>
          <table:table-cell table:style-name="ce53" table:formula="of:=FIND(&quot;.&quot;;[.B61];1)" office:value-type="float" office:value="24">
            <text:p>24</text:p>
          </table:table-cell>
          <table:table-cell table:formula="of:=LEN([.B61])" office:value-type="float" office:value="27">
            <text:p>27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18" office:value-type="string">
            <text:p>2022-07-23_16-29-03_000.mp4</text:p>
          </table:table-cell>
          <table:table-cell table:style-name="ce36" office:value-type="string">
            <text:p>:VIDEO / @自室 / 記録 / jap.flute / 演奏、play / R=1(R=2) / record,for=~,other=~,memo=~,file-id=~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VIDEO / @自室 / 記録 / jap.flute / 演奏、play / R=1(R=2) / record,for=~,other=~,memo=~,file-id=~,piece-id=~ / follow+">
            <text:p>:VIDEO / @自室 / 記録 / jap.flute / 演奏、play / R=1(R=2) / record,for=~,other=~,memo=~,file-id=~,piece-id=~ / follow+</text:p>
          </table:table-cell>
          <table:table-cell table:style-name="ce11" table:formula="of:=RIGHT([.B62];[.K62])" office:value-type="string" office:string-value="mp4">
            <text:p>mp4</text:p>
          </table:table-cell>
          <table:table-cell table:style-name="ce53" table:formula="of:=FIND(&quot;.&quot;;[.B62];1)" office:value-type="float" office:value="24">
            <text:p>24</text:p>
          </table:table-cell>
          <table:table-cell table:formula="of:=LEN([.B62])" office:value-type="float" office:value="27">
            <text:p>27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5" office:value-type="string">
            <text:p>2022-07-22_19-01-15_000.mp4</text:p>
          </table:table-cell>
          <table:table-cell table:style-name="ce27" office:value-type="string">
            <text:p>:VIDEO / @自室 / 記録 / jap.flute / 演奏、play / R=2 / record,for=~,other=~,memo=?,file-id=2022-07-22_18-59-22_000.mp4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VIDEO / @自室 / 記録 / jap.flute / 演奏、play / R=2 / record,for=~,other=~,memo=?,file-id=2022-07-22_18-59-22_000.mp4,piece-id=~ / follow+">
            <text:p>:VIDEO / @自室 / 記録 / jap.flute / 演奏、play / R=2 / record,for=~,other=~,memo=?,file-id=2022-07-22_18-59-22_000.mp4,piece-id=~ / follow+</text:p>
          </table:table-cell>
          <table:table-cell table:style-name="ce11" table:formula="of:=RIGHT([.B63];[.K63])" office:value-type="string" office:string-value="mp4">
            <text:p>mp4</text:p>
          </table:table-cell>
          <table:table-cell table:style-name="ce53" table:formula="of:=FIND(&quot;.&quot;;[.B63];1)" office:value-type="float" office:value="24">
            <text:p>24</text:p>
          </table:table-cell>
          <table:table-cell table:formula="of:=LEN([.B63])" office:value-type="float" office:value="27">
            <text:p>27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5" office:value-type="string">
            <text:p>2022-07-23_22-19-27_000.mp4</text:p>
          </table:table-cell>
          <table:table-cell table:style-name="ce36" office:value-type="string">
            <text:p>:VIDEO / @自室 / 記録 / jap.flute / 演奏、play / R=2 / record,for=~,other=~,memo=~,file-id=~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VIDEO / @自室 / 記録 / jap.flute / 演奏、play / R=2 / record,for=~,other=~,memo=~,file-id=~,piece-id=~ / follow+">
            <text:p>:VIDEO / @自室 / 記録 / jap.flute / 演奏、play / R=2 / record,for=~,other=~,memo=~,file-id=~,piece-id=~ / follow+</text:p>
          </table:table-cell>
          <table:table-cell table:style-name="ce11" table:formula="of:=RIGHT([.B64];[.K64])" office:value-type="string" office:string-value="mp4">
            <text:p>mp4</text:p>
          </table:table-cell>
          <table:table-cell table:style-name="ce53" table:formula="of:=FIND(&quot;.&quot;;[.B64];1)" office:value-type="float" office:value="24">
            <text:p>24</text:p>
          </table:table-cell>
          <table:table-cell table:formula="of:=LEN([.B64])" office:value-type="float" office:value="27">
            <text:p>27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9">
            <text:p>69</text:p>
          </table:table-cell>
          <table:table-cell table:style-name="ce11" office:value-type="string">
            <text:p>2022-07-25_18-25-46_000.mp4</text:p>
          </table:table-cell>
          <table:table-cell table:style-name="ce27" office:value-type="string">
            <text:p>:VIDEO / @自室 / 記録 / jap.flute / 演奏、play / R=2 / record,for=~,other=~,memo=~,file-id=~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VIDEO / @自室 / 記録 / jap.flute / 演奏、play / R=2 / record,for=~,other=~,memo=~,file-id=~,piece-id=~ / follow+">
            <text:p>:VIDEO / @自室 / 記録 / jap.flute / 演奏、play / R=2 / record,for=~,other=~,memo=~,file-id=~,piece-id=~ / follow+</text:p>
          </table:table-cell>
          <table:table-cell table:style-name="ce11" table:formula="of:=RIGHT([.B65];[.K65])" office:value-type="string" office:string-value="mp4">
            <text:p>mp4</text:p>
          </table:table-cell>
          <table:table-cell table:style-name="ce53" table:formula="of:=FIND(&quot;.&quot;;[.B65];1)" office:value-type="float" office:value="24">
            <text:p>24</text:p>
          </table:table-cell>
          <table:table-cell table:formula="of:=LEN([.B65])" office:value-type="float" office:value="27">
            <text:p>27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0">
            <text:p>70</text:p>
          </table:table-cell>
          <table:table-cell table:style-name="ce11" office:value-type="string">
            <text:p>2022-07-25_18-32-29_000.mp4</text:p>
          </table:table-cell>
          <table:table-cell table:style-name="ce27" office:value-type="string">
            <text:p>:VIDEO / @自室 / 記録 / jap.flute / 演奏、play / R=3 / record,for=~,other=~,memo=~,file-id=2022-07-25_18-32-29_000.mp4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VIDEO / @自室 / 記録 / jap.flute / 演奏、play / R=3 / record,for=~,other=~,memo=~,file-id=2022-07-25_18-32-29_000.mp4,piece-id=~ / follow+">
            <text:p>:VIDEO / @自室 / 記録 / jap.flute / 演奏、play / R=3 / record,for=~,other=~,memo=~,file-id=2022-07-25_18-32-29_000.mp4,piece-id=~ / follow+</text:p>
          </table:table-cell>
          <table:table-cell table:style-name="ce11" table:formula="of:=RIGHT([.B66];[.K66])" office:value-type="string" office:string-value="mp4">
            <text:p>mp4</text:p>
          </table:table-cell>
          <table:table-cell table:style-name="ce53" table:formula="of:=FIND(&quot;.&quot;;[.B66];1)" office:value-type="float" office:value="24">
            <text:p>24</text:p>
          </table:table-cell>
          <table:table-cell table:formula="of:=LEN([.B66])" office:value-type="float" office:value="27">
            <text:p>27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1">
            <text:p>71</text:p>
          </table:table-cell>
          <table:table-cell table:style-name="ce11" office:value-type="string">
            <text:p>2022-07-25_18-33-34_000.mp4</text:p>
          </table:table-cell>
          <table:table-cell table:style-name="ce27" office:value-type="string">
            <text:p>:VIDEO / @自室 / 記録 / jap.flute / 演奏、play / R=4 / record,for=~,other=~,memo=~,file-id=2022-07-25_18-32-29_000.mp4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VIDEO / @自室 / 記録 / jap.flute / 演奏、play / R=4 / record,for=~,other=~,memo=~,file-id=2022-07-25_18-32-29_000.mp4,piece-id=~ / follow+">
            <text:p>:VIDEO / @自室 / 記録 / jap.flute / 演奏、play / R=4 / record,for=~,other=~,memo=~,file-id=2022-07-25_18-32-29_000.mp4,piece-id=~ / follow+</text:p>
          </table:table-cell>
          <table:table-cell table:style-name="ce11" table:formula="of:=RIGHT([.B67];[.K67])" office:value-type="string" office:string-value="mp4">
            <text:p>mp4</text:p>
          </table:table-cell>
          <table:table-cell table:style-name="ce53" table:formula="of:=FIND(&quot;.&quot;;[.B67];1)" office:value-type="float" office:value="24">
            <text:p>24</text:p>
          </table:table-cell>
          <table:table-cell table:formula="of:=LEN([.B67])" office:value-type="float" office:value="27">
            <text:p>27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2">
            <text:p>72</text:p>
          </table:table-cell>
          <table:table-cell table:style-name="ce11" office:value-type="string">
            <text:p>2022-07-25_18-39-47_000.mp4</text:p>
          </table:table-cell>
          <table:table-cell table:style-name="ce27" office:value-type="string">
            <text:p>:VIDEO / @自室 / 記録 / jap.flute / 演奏、play / R=5 / record,for=~,other=practice:p-3:related;genre=japanese-trad,memo=~,file-id=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VIDEO / @自室 / 記録 / jap.flute / 演奏、play / R=5 / record,for=~,other=practice:p-3:related;genre=japanese-trad,memo=~,file-id=,piece-id=~ / follow+">
            <text:p>:VIDEO / @自室 / 記録 / jap.flute / 演奏、play / R=5 / record,for=~,other=practice:p-3:related;genre=japanese-trad,memo=~,file-id=,piece-id=~ / follow+</text:p>
          </table:table-cell>
          <table:table-cell table:style-name="ce11" table:formula="of:=RIGHT([.B68];[.K68])" office:value-type="string" office:string-value="mp4">
            <text:p>mp4</text:p>
          </table:table-cell>
          <table:table-cell table:style-name="ce53" table:formula="of:=FIND(&quot;.&quot;;[.B68];1)" office:value-type="float" office:value="24">
            <text:p>24</text:p>
          </table:table-cell>
          <table:table-cell table:formula="of:=LEN([.B68])" office:value-type="float" office:value="27">
            <text:p>27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3">
            <text:p>73</text:p>
          </table:table-cell>
          <table:table-cell table:style-name="ce11" office:value-type="string">
            <text:p>2022-07-25_18-42-25_000.mp4</text:p>
          </table:table-cell>
          <table:table-cell table:style-name="ce27" office:value-type="string">
            <text:p>:VIDEO / @自室 / 記録 / jap.flute / 演奏、play / R=6 / record,for=~,other=practice:p-3:related;genre=japanese-trad,memo=~,file-id=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VIDEO / @自室 / 記録 / jap.flute / 演奏、play / R=6 / record,for=~,other=practice:p-3:related;genre=japanese-trad,memo=~,file-id=,piece-id=~ / follow+">
            <text:p>:VIDEO / @自室 / 記録 / jap.flute / 演奏、play / R=6 / record,for=~,other=practice:p-3:related;genre=japanese-trad,memo=~,file-id=,piece-id=~ / follow+</text:p>
          </table:table-cell>
          <table:table-cell table:style-name="ce11" table:formula="of:=RIGHT([.B69];[.K69])" office:value-type="string" office:string-value="mp4">
            <text:p>mp4</text:p>
          </table:table-cell>
          <table:table-cell table:style-name="ce53" table:formula="of:=FIND(&quot;.&quot;;[.B69];1)" office:value-type="float" office:value="24">
            <text:p>24</text:p>
          </table:table-cell>
          <table:table-cell table:formula="of:=LEN([.B69])" office:value-type="float" office:value="27">
            <text:p>27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4">
            <text:p>74</text:p>
          </table:table-cell>
          <table:table-cell table:style-name="ce11" office:value-type="string">
            <text:p>2022-07-25_18-59-42_000.mp4</text:p>
          </table:table-cell>
          <table:table-cell table:style-name="ce27" office:value-type="string">
            <text:p>:VIDEO / @自室 / 記録 / jap.flute / 演奏、play / R=7 / record,for=~,other=~,memo=+:page-3,file-id=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VIDEO / @自室 / 記録 / jap.flute / 演奏、play / R=7 / record,for=~,other=~,memo=+:page-3,file-id=,piece-id=~ / follow+">
            <text:p>:VIDEO / @自室 / 記録 / jap.flute / 演奏、play / R=7 / record,for=~,other=~,memo=+:page-3,file-id=,piece-id=~ / follow+</text:p>
          </table:table-cell>
          <table:table-cell table:style-name="ce11" table:formula="of:=RIGHT([.B70];[.K70])" office:value-type="string" office:string-value="mp4">
            <text:p>mp4</text:p>
          </table:table-cell>
          <table:table-cell table:style-name="ce53" table:formula="of:=FIND(&quot;.&quot;;[.B70];1)" office:value-type="float" office:value="24">
            <text:p>24</text:p>
          </table:table-cell>
          <table:table-cell table:formula="of:=LEN([.B70])" office:value-type="float" office:value="27">
            <text:p>27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8">
            <text:p>78</text:p>
          </table:table-cell>
          <table:table-cell table:style-name="ce11" office:value-type="string">
            <text:p>2022-07-26_00-37-21_000.mp4</text:p>
          </table:table-cell>
          <table:table-cell table:style-name="ce27" office:value-type="string">
            <text:p>:VIDEO / @自室 / 記録 / jap.flute / 演奏、play / R=8(2022-07-25) / record,for=~,other=~,memo=~,file-id=,piece-id=~ / follow+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71];[.K71])" office:value-type="string" office:string-value="mp4">
            <text:p>mp4</text:p>
          </table:table-cell>
          <table:table-cell table:style-name="ce53" table:formula="of:=FIND(&quot;.&quot;;[.B71];1)" office:value-type="float" office:value="24">
            <text:p>24</text:p>
          </table:table-cell>
          <table:table-cell table:formula="of:=LEN([.B71])" office:value-type="float" office:value="27">
            <text:p>27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5" office:value-type="string">
            <text:p>2022-07-21_17-46-54_000.mp4</text:p>
          </table:table-cell>
          <table:table-cell table:style-name="ce27" office:value-type="string">
            <text:p>:VIDEO ペガスス / @川原 / target=川原：周囲の風景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VIDEO ペガスス / @川原 / target=川原：周囲の風景">
            <text:p>:VIDEO ペガスス / @川原 / target=川原：周囲の風景</text:p>
          </table:table-cell>
          <table:table-cell table:style-name="ce11" table:formula="of:=RIGHT([.B72];[.K72])" office:value-type="string" office:string-value="mp4">
            <text:p>mp4</text:p>
          </table:table-cell>
          <table:table-cell table:style-name="ce53" table:formula="of:=FIND(&quot;.&quot;;[.B72];1)" office:value-type="float" office:value="24">
            <text:p>24</text:p>
          </table:table-cell>
          <table:table-cell table:formula="of:=LEN([.B72])" office:value-type="float" office:value="27">
            <text:p>27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5" office:value-type="string">
            <text:p>2022-07-22_11-25-49_000.mp4</text:p>
          </table:table-cell>
          <table:table-cell table:style-name="ce27" office:value-type="string">
            <text:p>:VIDEO ペガスス / @駐車場前：道 / target=鹿：草を食んで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VIDEO ペガスス / @駐車場前：道 / target=鹿：草を食んでいる">
            <text:p>:VIDEO ペガスス / @駐車場前：道 / target=鹿：草を食んでいる</text:p>
          </table:table-cell>
          <table:table-cell table:style-name="ce11" table:formula="of:=RIGHT([.B73];[.K73])" office:value-type="string" office:string-value="mp4">
            <text:p>mp4</text:p>
          </table:table-cell>
          <table:table-cell table:style-name="ce53" table:formula="of:=FIND(&quot;.&quot;;[.B73];1)" office:value-type="float" office:value="24">
            <text:p>24</text:p>
          </table:table-cell>
          <table:table-cell table:formula="of:=LEN([.B73])" office:value-type="float" office:value="27">
            <text:p>27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5" office:value-type="string">
            <text:p>2022-07-20_14-10-35_000.jpg</text:p>
          </table:table-cell>
          <table:table-cell table:style-name="ce27" office:value-type="string">
            <text:p>:m :篠笛,shinobue #*# / session-memo / p.1:genre=melody,key=h-2(C),tempo=50,session=1,notes=~,R=~,file-id=~,piece-id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m :篠笛,shinobue #*# / session-memo / p.1:genre=melody,key=h-2(C),tempo=50,session=1,notes=~,R=~,file-id=~,piece-id=~,other=~">
            <text:p>:m :篠笛,shinobue #*# / session-memo / p.1:genre=melody,key=h-2(C),tempo=50,session=1,notes=~,R=~,file-id=~,piece-id=~,other=~</text:p>
          </table:table-cell>
          <table:table-cell table:style-name="ce11" table:formula="of:=RIGHT([.B74];[.K74])" office:value-type="string" office:string-value="jpg">
            <text:p>jpg</text:p>
          </table:table-cell>
          <table:table-cell table:style-name="ce53" table:formula="of:=FIND(&quot;.&quot;;[.B74];1)" office:value-type="float" office:value="24">
            <text:p>24</text:p>
          </table:table-cell>
          <table:table-cell table:formula="of:=LEN([.B74])" office:value-type="float" office:value="27">
            <text:p>27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5" office:value-type="string">
            <text:p>2022-07-22_19-12-13_000.jpg</text:p>
          </table:table-cell>
          <table:table-cell table:style-name="ce27" office:value-type="string">
            <text:p>:m :篠笛,shinobue #*# / session-memo / log / session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75];[.K75])" office:value-type="string" office:string-value="jpg">
            <text:p>jpg</text:p>
          </table:table-cell>
          <table:table-cell table:style-name="ce53" table:formula="of:=FIND(&quot;.&quot;;[.B75];1)" office:value-type="float" office:value="24">
            <text:p>24</text:p>
          </table:table-cell>
          <table:table-cell table:formula="of:=LEN([.B75])" office:value-type="float" office:value="27">
            <text:p>27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5" office:value-type="string">
            <text:p>2022-07-23_14-37-50_000.jpg</text:p>
          </table:table-cell>
          <table:table-cell table:style-name="ce36" office:value-type="string">
            <text:p>:m :篠笛,shinobue #*# / session-memo / log / session=~,other=~ ||| :m :篠笛,shinobue #*# / session-memo / p.1:genre=melody,key=~,tempo=~,session=~,notes=~,R=1,file-id=~,piece-id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m :篠笛,shinobue #*# / session-memo / log / session=~,other=~ ||| :m :篠笛,shinobue #*# / session-memo / p.1:genre=melody,key=~,tempo=~,session=~,notes=~,R=1,file-id=~,piece-id=~,other=~">
            <text:p>:m :篠笛,shinobue #*# / session-memo / log / session=~,other=~ ||| :m :篠笛,shinobue #*# / session-memo / p.1:genre=melody,key=~,tempo=~,session=~,notes=~,R=1,file-id=~,piece-id=~,other=~</text:p>
          </table:table-cell>
          <table:table-cell table:style-name="ce11" table:formula="of:=RIGHT([.B76];[.K76])" office:value-type="string" office:string-value="jpg">
            <text:p>jpg</text:p>
          </table:table-cell>
          <table:table-cell table:style-name="ce53" table:formula="of:=FIND(&quot;.&quot;;[.B76];1)" office:value-type="float" office:value="24">
            <text:p>24</text:p>
          </table:table-cell>
          <table:table-cell table:formula="of:=LEN([.B76])" office:value-type="float" office:value="27">
            <text:p>27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5" office:value-type="string">
            <text:p>2022-07-23_17-33-20_000.jpg</text:p>
          </table:table-cell>
          <table:table-cell table:style-name="ce36" office:value-type="string">
            <text:p>:m RES 1*1 / free# JVEMV6 68#_318:3 / 68. theoretical-physics(tp) / topics=統計力学：カノニカル分布,w=~,doc=r-7-A7~2.1#2-4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m RES 1*1 / free# JVEMV6 68#_318:3 / 68. theoretical-physics(tp) / topics=統計力学：カノニカル分布,w=~,doc=r-7-A7~2.1#2-4,s=~,i=~,other=memo+">
            <text:p>:m RES 1*1 / free# JVEMV6 68#_318:3 / 68. theoretical-physics(tp) / topics=統計力学：カノニカル分布,w=~,doc=r-7-A7~2.1#2-4,s=~,i=~,other=memo+</text:p>
          </table:table-cell>
          <table:table-cell table:style-name="ce11" table:formula="of:=RIGHT([.B77];[.K77])" office:value-type="string" office:string-value="jpg">
            <text:p>jpg</text:p>
          </table:table-cell>
          <table:table-cell table:style-name="ce53" table:formula="of:=FIND(&quot;.&quot;;[.B77];1)" office:value-type="float" office:value="24">
            <text:p>24</text:p>
          </table:table-cell>
          <table:table-cell table:formula="of:=LEN([.B77])" office:value-type="float" office:value="27">
            <text:p>27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5" office:value-type="string">
            <text:p>2022-07-23_19-02-20_000.jpg</text:p>
          </table:table-cell>
          <table:table-cell table:style-name="ce27" office:value-type="string">
            <text:p>:m :篠笛,shinobue #*# / session-memo / p.1:genre=melody,key=~,tempo=~,session=~,notes=~,R=1,file-id=~,piece-id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string" office:string-value=":m :篠笛,shinobue #*# / session-memo / p.1:genre=melody,key=~,tempo=~,session=~,notes=~,R=1,file-id=~,piece-id=~,other=~">
            <text:p>:m :篠笛,shinobue #*# / session-memo / p.1:genre=melody,key=~,tempo=~,session=~,notes=~,R=1,file-id=~,piece-id=~,other=~</text:p>
          </table:table-cell>
          <table:table-cell table:style-name="ce11" table:formula="of:=RIGHT([.B78];[.K78])" office:value-type="string" office:string-value="jpg">
            <text:p>jpg</text:p>
          </table:table-cell>
          <table:table-cell table:style-name="ce53" table:formula="of:=FIND(&quot;.&quot;;[.B78];1)" office:value-type="float" office:value="24">
            <text:p>24</text:p>
          </table:table-cell>
          <table:table-cell table:formula="of:=LEN([.B78])" office:value-type="float" office:value="27">
            <text:p>27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8" office:value-type="string">
            <text:p>2022-07-24_14-38-36_000.jpg</text:p>
          </table:table-cell>
          <table:table-cell table:style-name="ce36" office:value-type="string">
            <text:p>:m :篠笛,shinobue #*# / session-memo / log / session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79];[.K79])" office:value-type="string" office:string-value="jpg">
            <text:p>jpg</text:p>
          </table:table-cell>
          <table:table-cell table:style-name="ce53" table:formula="of:=FIND(&quot;.&quot;;[.B79];1)" office:value-type="float" office:value="24">
            <text:p>24</text:p>
          </table:table-cell>
          <table:table-cell table:formula="of:=LEN([.B79])" office:value-type="float" office:value="27">
            <text:p>27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5" office:value-type="string">
            <text:p>2022-07-24_18-56-20_000.jpg</text:p>
          </table:table-cell>
          <table:table-cell table:style-name="ce27" office:value-type="string">
            <text:p>:m :篠笛,shinobue #*# / session-memo / log / session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80];[.K80])" office:value-type="string" office:string-value="jpg">
            <text:p>jpg</text:p>
          </table:table-cell>
          <table:table-cell table:style-name="ce53" table:formula="of:=FIND(&quot;.&quot;;[.B80];1)" office:value-type="float" office:value="24">
            <text:p>24</text:p>
          </table:table-cell>
          <table:table-cell table:formula="of:=LEN([.B80])" office:value-type="float" office:value="27">
            <text:p>27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5">
            <text:p>65</text:p>
          </table:table-cell>
          <table:table-cell table:style-name="ce5" office:value-type="string">
            <text:p>2022-07-25_15-39-29_000.jpg</text:p>
          </table:table-cell>
          <table:table-cell table:style-name="ce36" office:value-type="string">
            <text:p>:m :篠笛,shinobue #*# / session-memo / log / session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81];[.K81])" office:value-type="string" office:string-value="jpg">
            <text:p>jpg</text:p>
          </table:table-cell>
          <table:table-cell table:style-name="ce53" table:formula="of:=FIND(&quot;.&quot;;[.B81];1)" office:value-type="float" office:value="24">
            <text:p>24</text:p>
          </table:table-cell>
          <table:table-cell table:formula="of:=LEN([.B81])" office:value-type="float" office:value="27">
            <text:p>27</text:p>
          </table:table-cell>
          <table:table-cell table:formula="of:=[.J81]-[.I8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5">
            <text:p>75</text:p>
          </table:table-cell>
          <table:table-cell table:style-name="ce20" office:value-type="string">
            <text:p>2022-07-25_19-06-25_000.jpg</text:p>
          </table:table-cell>
          <table:table-cell table:style-name="ce27" office:value-type="string">
            <text:p>:m :篠笛,shinobue #*# / session-memo / p.1:genre=melody,R=1,file-piece-other=~ \\\ p.2:genre=melody,key=h-2`(C),notes=4`-4`-4h`-4`-3`-3`-4`-3`,file-piece-other=~ \\\ p.3:genre=melody,notes=7-4`-4`-4h`-4`,R=4?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string" office:string-value=":m :篠笛,shinobue #*# / session-memo / p.1:genre=melody,R=1,file-piece-other=~ \\\ p.2:genre=melody,key=h-2`(C),notes=4`-4`-4h`-4`-3`-3`-4`-3`,file-piece-other=~ \\\ p.3:genre=melody,notes=7-4`-4`-4h`-4`,R=4?,file-piece-other=~">
            <text:p>:m :篠笛,shinobue #*# / session-memo / p.1:genre=melody,R=1,file-piece-other=~ \\\ p.2:genre=melody,key=h-2`(C),notes=4`-4`-4h`-4`-3`-3`-4`-3`,file-piece-other=~ \\\ p.3:genre=melody,notes=7-4`-4`-4h`-4`,R=4?,file-piece-other=~</text:p>
          </table:table-cell>
          <table:table-cell table:style-name="ce11" table:formula="of:=RIGHT([.B82];[.K82])" office:value-type="string" office:string-value="jpg">
            <text:p>jpg</text:p>
          </table:table-cell>
          <table:table-cell table:style-name="ce53" table:formula="of:=FIND(&quot;.&quot;;[.B82];1)" office:value-type="float" office:value="24">
            <text:p>24</text:p>
          </table:table-cell>
          <table:table-cell table:formula="of:=LEN([.B82])" office:value-type="float" office:value="27">
            <text:p>27</text:p>
          </table:table-cell>
          <table:table-cell table:formula="of:=[.J82]-[.I8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6">
            <text:p>76</text:p>
          </table:table-cell>
          <table:table-cell table:style-name="ce11" office:value-type="string">
            <text:p>2022-07-25_19-06-41_000.jpg</text:p>
          </table:table-cell>
          <table:table-cell table:style-name="ce27" office:value-type="string">
            <text:p>:m :篠笛,shinobue #*# / session-memo / log / session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83];[.K83])" office:value-type="string" office:string-value="jpg">
            <text:p>jpg</text:p>
          </table:table-cell>
          <table:table-cell table:style-name="ce53" table:formula="of:=FIND(&quot;.&quot;;[.B83];1)" office:value-type="float" office:value="24">
            <text:p>24</text:p>
          </table:table-cell>
          <table:table-cell table:formula="of:=LEN([.B83])" office:value-type="float" office:value="27">
            <text:p>27</text:p>
          </table:table-cell>
          <table:table-cell table:formula="of:=[.J83]-[.I8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9">
            <text:p>79</text:p>
          </table:table-cell>
          <table:table-cell table:style-name="ce11" office:value-type="string">
            <text:p>2022-07-26_01-41-18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string" office:string-value="jpg">
            <text:p>jpg</text:p>
          </table:table-cell>
          <table:table-cell table:style-name="ce53" table:formula="of:=FIND(&quot;.&quot;;[.B84];1)" office:value-type="float" office:value="24">
            <text:p>24</text:p>
          </table:table-cell>
          <table:table-cell table:formula="of:=LEN([.B84])" office:value-type="float" office:value="27">
            <text:p>27</text:p>
          </table:table-cell>
          <table:table-cell table:formula="of:=[.J84]-[.I8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84" table:contains-header="false">
          <table:sort>
            <table:sort-by table:field-number="2" table:data-type="automatic"/>
            <table:sort-by table:field-number="7" table:data-type="automatic"/>
            <table:sort-by table:field-number="1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6">2022/07/26</text:date>, <text:time>12:00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26T12:00:35.22</dc:date>
    <dc:creator>iwabuchi ken</dc:creator>
    <meta:editing-duration>P48DT6H40M35S</meta:editing-duration>
    <meta:editing-cycles>15621</meta:editing-cycles>
    <meta:document-statistic meta:table-count="2" meta:cell-count="989" meta:object-count="0"/>
    <meta:user-defined meta:name="qrichtext">1</meta:user-defined>
  </office:meta>
</office:document-meta>
</file>